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style:font-style-asian="italic" style:font-style-complex="italic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{company_options_dni}</text:p>
          </table:table-cell>
          <table:table-cell table:style-name="Tabla1.E2" office:value-type="string">
            <text:p text:style-name="P10"><text:span text:style-name="T1">Ruc</text:span>:{company_options_ruccliente}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OISES MORI HERRER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407469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JIMMY POOL MESONES PEREZ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4562327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5"><text:span text:style-name="T8"/><text:span text:style-name="T5"> 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23">AEREO </text:p>
          </table:table-cell>
          <table:table-cell table:style-name="Tabla1.E3" office:value-type="string">
            <text:p text:style-name="P19">02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66</text:p>
          </table:table-cell>
          <table:table-cell table:style-name="Tableau1.A2" office:value-type="string">
            <text:p text:style-name="P13">80</text:p>
          </table:table-cell>
          <table:table-cell table:style-name="Tableau1.D2" office:value-type="string">
            <text:p text:style-name="P12">528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5280</text:p>
          </table:table-cell>
        </table:table-row>
      </table:table>
      <text:p text:style-name="P20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</table:table>
      <text:p text:style-name="P20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8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8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3T00:23:03</dc:date>
    <meta:editing-duration>P5DT5H5M7S</meta:editing-duration>
    <meta:editing-cycles>52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64"/>
  </office:meta>
</office:document-meta>
</file>